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tserrat" svg:font-family="Montserrat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041a9"/>
    </style:style>
    <style:style style:name="P2" style:family="paragraph" style:parent-style-name="Preformatted_20_Text">
      <style:text-properties officeooo:paragraph-rsid="002223ab"/>
    </style:style>
    <style:style style:name="P3" style:family="paragraph" style:parent-style-name="Standard">
      <style:text-properties officeooo:rsid="001e997d" officeooo:paragraph-rsid="001e997d"/>
    </style:style>
    <style:style style:name="P4" style:family="paragraph" style:parent-style-name="Standard">
      <style:text-properties officeooo:rsid="001e997d" officeooo:paragraph-rsid="001ed41e"/>
    </style:style>
    <style:style style:name="P5" style:family="paragraph" style:parent-style-name="Standard">
      <style:text-properties officeooo:rsid="001e997d" officeooo:paragraph-rsid="002041a9"/>
    </style:style>
    <style:style style:name="P6" style:family="paragraph" style:parent-style-name="Standard">
      <style:text-properties officeooo:paragraph-rsid="001e997d"/>
    </style:style>
    <style:style style:name="P7" style:family="paragraph" style:parent-style-name="Standard">
      <style:text-properties officeooo:paragraph-rsid="001ed41e"/>
    </style:style>
    <style:style style:name="P8" style:family="paragraph" style:parent-style-name="Standard">
      <style:text-properties officeooo:rsid="001ed41e" officeooo:paragraph-rsid="001ed41e"/>
    </style:style>
    <style:style style:name="P9" style:family="paragraph" style:parent-style-name="Standard">
      <style:text-properties officeooo:rsid="002041a9" officeooo:paragraph-rsid="002041a9"/>
    </style:style>
    <style:style style:name="P10" style:family="paragraph" style:parent-style-name="Standard" style:master-page-name="">
      <loext:graphic-properties draw:fill="none"/>
      <style:paragraph-properties fo:margin-left="0cm" fo:margin-right="-1.799cm" fo:text-indent="0cm" style:auto-text-indent="false" style:page-number="auto" fo:background-color="transparent"/>
      <style:text-properties officeooo:paragraph-rsid="001ed41e"/>
    </style:style>
    <style:style style:name="T1" style:family="text">
      <style:text-properties officeooo:rsid="001e997d"/>
    </style:style>
    <style:style style:name="T2" style:family="text">
      <style:text-properties fo:font-variant="normal" fo:text-transform="none" fo:color="#569cd6" style:font-name="inherit" fo:font-size="10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569cd6" style:font-name="inherit" fo:font-size="10.5pt" fo:letter-spacing="normal" fo:font-style="normal" fo:font-weight="normal" style:font-weight-asian="normal" style:font-weight-complex="normal" loext:padding="0cm" loext:border="none"/>
    </style:style>
    <style:style style:name="T4" style:family="text">
      <style:text-properties fo:font-variant="normal" fo:text-transform="none" fo:color="#569cd6" style:font-name="inherit" fo:font-size="10.5pt" fo:letter-spacing="normal" fo:font-style="normal" fo:font-weight="normal" officeooo:rsid="001e997d" loext:padding="0cm" loext:border="none"/>
    </style:style>
    <style:style style:name="T5" style:family="text">
      <style:text-properties fo:font-variant="normal" fo:text-transform="none" fo:color="#569cd6" style:font-name="inherit" fo:font-size="10.5pt" fo:letter-spacing="normal" fo:font-style="normal" fo:font-weight="bold" style:font-weight-asian="bold" style:font-weight-complex="bold" loext:padding="0cm" loext:border="none"/>
    </style:style>
    <style:style style:name="T6" style:family="text">
      <style:text-properties fo:font-variant="normal" fo:text-transform="none" fo:color="#dcdcdc" style:font-name="inherit" fo:font-size="10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dcdcdc" style:font-name="inherit" fo:font-size="10.5pt" fo:letter-spacing="normal" fo:font-style="normal" fo:font-weight="normal" style:font-weight-asian="normal" style:font-weight-complex="normal" loext:padding="0cm" loext:border="none"/>
    </style:style>
    <style:style style:name="T8" style:family="text">
      <style:text-properties fo:font-variant="normal" fo:text-transform="none" fo:color="#dcdcdc" style:font-name="inherit" fo:font-size="10.5pt" fo:letter-spacing="normal" fo:font-style="normal" fo:font-weight="normal" officeooo:rsid="001e997d" loext:padding="0cm" loext:border="none"/>
    </style:style>
    <style:style style:name="T9" style:family="text">
      <style:text-properties fo:font-variant="normal" fo:text-transform="none" fo:color="#dcdcdc" style:font-name="inherit" fo:font-size="10.5pt" fo:letter-spacing="normal" fo:font-style="normal" fo:font-weight="bold" style:font-weight-asian="bold" style:font-weight-complex="bold" loext:padding="0cm" loext:border="none"/>
    </style:style>
    <style:style style:name="T10" style:family="text">
      <style:text-properties fo:font-variant="normal" fo:text-transform="none" fo:color="#000000" style:font-name="inherit" fo:font-size="10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0000" style:font-name="inherit" fo:font-size="10.5pt" fo:letter-spacing="normal" fo:font-style="normal" fo:font-weight="normal" officeooo:rsid="001e997d" loext:padding="0cm" loext:border="none"/>
    </style:style>
    <style:style style:name="T12" style:family="text">
      <style:text-properties fo:font-variant="normal" fo:text-transform="none" fo:color="#000000" style:font-name="inherit" fo:font-size="10.5pt" fo:letter-spacing="normal" fo:font-style="normal" fo:font-weight="normal" officeooo:rsid="001e997d" style:font-name-asian="Noto Sans Mono CJK SC" style:font-name-complex="Liberation Mono" loext:padding="0cm" loext:border="none"/>
    </style:style>
    <style:style style:name="T13" style:family="text">
      <style:text-properties fo:font-variant="normal" fo:text-transform="none" fo:color="#000000" style:font-name="inherit" fo:font-size="10.5pt" fo:letter-spacing="normal" fo:font-style="normal" fo:font-weight="normal" officeooo:rsid="001ed41e" style:font-name-asian="Noto Sans Mono CJK SC" style:font-name-complex="Liberation Mono" loext:padding="0cm" loext:border="none"/>
    </style:style>
    <style:style style:name="T14" style:family="text">
      <style:text-properties fo:font-variant="normal" fo:text-transform="none" fo:color="#000000" style:font-name="inherit" fo:font-size="10.5pt" fo:letter-spacing="normal" fo:font-style="normal" fo:font-weight="normal" officeooo:rsid="002041a9" style:font-name-asian="Noto Sans Mono CJK SC" style:font-size-asian="10pt" style:font-name-complex="Liberation Mono" style:font-size-complex="10pt" loext:padding="0cm" loext:border="none"/>
    </style:style>
    <style:style style:name="T15" style:family="text">
      <style:text-properties fo:font-variant="normal" fo:text-transform="none" fo:color="#000000" style:font-name="inherit" fo:font-size="10.5pt" fo:letter-spacing="normal" fo:font-style="normal" fo:font-weight="normal" officeooo:rsid="001ed41e" loext:padding="0cm" loext:border="none"/>
    </style:style>
    <style:style style:name="T16" style:family="text">
      <style:text-properties fo:font-variant="normal" fo:text-transform="none" fo:color="#000000" style:font-name="inherit" fo:font-size="10.5pt" fo:letter-spacing="normal" fo:font-style="normal" fo:font-weight="normal" style:font-weight-asian="normal" style:font-weight-complex="normal" loext:padding="0cm" loext:border="none"/>
    </style:style>
    <style:style style:name="T17" style:family="text">
      <style:text-properties fo:font-variant="normal" fo:text-transform="none" fo:color="#000000" style:font-name="inherit" fo:font-size="10.5pt" fo:letter-spacing="normal" fo:font-style="normal" fo:font-weight="normal" officeooo:rsid="001ed41e" style:font-weight-asian="normal" style:font-weight-complex="normal" loext:padding="0cm" loext:border="none"/>
    </style:style>
    <style:style style:name="T18" style:family="text">
      <style:text-properties fo:font-variant="normal" fo:text-transform="none" fo:color="#000000" style:font-name="inherit" fo:font-size="10.5pt" fo:letter-spacing="normal" fo:font-style="normal" fo:font-weight="normal" officeooo:rsid="001e997d" style:font-weight-asian="normal" style:font-weight-complex="normal" loext:padding="0cm" loext:border="none"/>
    </style:style>
    <style:style style:name="T19" style:family="text">
      <style:text-properties fo:font-variant="normal" fo:text-transform="none" fo:color="#000000" style:font-name="inherit" fo:font-size="10.5pt" fo:letter-spacing="normal" fo:font-style="normal" fo:font-weight="normal" officeooo:rsid="002041a9" loext:padding="0cm" loext:border="none"/>
    </style:style>
    <style:style style:name="T20" style:family="text">
      <style:text-properties fo:font-variant="normal" fo:text-transform="none" fo:color="#000000" style:font-name="inherit" fo:font-size="9.75pt" fo:letter-spacing="normal" fo:font-style="normal" fo:font-weight="normal" officeooo:rsid="002041a9" fo:background-color="transparent" loext:char-shading-value="0" loext:padding="0cm" loext:border="none"/>
    </style:style>
    <style:style style:name="T21" style:family="text">
      <style:text-properties fo:font-variant="normal" fo:text-transform="none" fo:color="#000000" style:font-name="inherit" fo:font-size="9.75pt" fo:letter-spacing="normal" fo:font-style="normal" fo:font-weight="normal" officeooo:rsid="002223ab" fo:background-color="transparent" loext:char-shading-value="0" loext:padding="0cm" loext:border="none"/>
    </style:style>
    <style:style style:name="T22" style:family="text">
      <style:text-properties fo:font-variant="normal" fo:text-transform="none" fo:color="#4ec9b0" style:font-name="inherit" fo:font-size="10.5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b8d7a3" style:font-name="inherit" fo:font-size="10.5pt" fo:letter-spacing="normal" fo:font-style="normal" fo:font-weight="normal" loext:padding="0cm" loext:border="none"/>
    </style:style>
    <style:style style:name="T24" style:family="text">
      <style:text-properties fo:font-variant="normal" fo:text-transform="none" style:font-name="inherit" fo:font-size="10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0f0f19" style:font-name="inherit" fo:font-size="9.75pt" fo:letter-spacing="normal" fo:font-style="normal" fo:font-weight="normal" officeooo:rsid="002041a9" fo:background-color="transparent" loext:char-shading-value="0" loext:padding="0cm" loext:border="none"/>
    </style:style>
    <style:style style:name="T26" style:family="text">
      <style:text-properties fo:font-variant="normal" fo:text-transform="none" fo:color="#0f0f19" style:font-name="Montserrat" fo:font-size="10.5pt" fo:letter-spacing="normal" fo:font-style="normal" fo:font-weight="normal" officeooo:rsid="002041a9" loext:padding="0cm" loext:border="none"/>
    </style:style>
    <style:style style:name="T27" style:family="text">
      <style:text-properties fo:font-variant="normal" fo:text-transform="none" fo:color="#0f0f19" style:font-name="Montserrat" fo:font-size="10.5pt" fo:letter-spacing="normal" fo:font-style="normal" fo:font-weight="normal" officeooo:rsid="002041a9" style:font-name-asian="Noto Sans Mono CJK SC" style:font-size-asian="10pt" style:font-name-complex="Liberation Mono" style:font-size-complex="10pt" loext:padding="0cm" loext:border="none"/>
    </style:style>
    <style:style style:name="T28" style:family="text">
      <style:text-properties fo:color="#000000" officeooo:rsid="001e997d"/>
    </style:style>
    <style:style style:name="T29" style:family="text">
      <style:text-properties officeooo:rsid="001ed41e"/>
    </style:style>
    <style:style style:name="T30" style:family="text">
      <style:text-properties officeooo:rsid="002041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0">1)</text:span></text:p>
      <text:p text:style-name="P5">***********</text:p>
      <text:p text:style-name="P3">CREATE TABLE Product (</text:p>
      <text:p text:style-name="P6"><text:span text:style-name="T1"><text:s text:c="3"/>Product_id VARCHAR(20) </text:span><text:span text:style-name="Source_20_Text"><text:span text:style-name="T10">CONSTRAINT </text:span></text:span><text:span text:style-name="Source_20_Text"><text:span text:style-name="T11">pk_product </text:span></text:span><text:span text:style-name="Source_20_Text"><text:span text:style-name="T10">PRIMARY KEY,</text:span></text:span></text:p>
      <text:p text:style-name="P6"><text:span text:style-name="T1"><text:s text:c="3"/>Product_Name VARCHAR(20) </text:span><text:span text:style-name="Source_20_Text"><text:span text:style-name="T10">CONSTRAINT <text:s/></text:span></text:span><text:span text:style-name="Source_20_Text"><text:span text:style-name="T11">NL_Product_Name </text:span></text:span><text:span text:style-name="Source_20_Text"><text:span text:style-name="T10">NOT NULL</text:span></text:span><text:span text:style-name="T28">,</text:span></text:p>
      <text:p text:style-name="P6"><text:span text:style-name="T1"><text:s text:c="3"/>Price NUMBER </text:span><text:span text:style-name="T29">C</text:span><text:span text:style-name="Source_20_Text"><text:span text:style-name="T10">ONSTRAINT </text:span></text:span><text:span text:style-name="Source_20_Text"><text:span text:style-name="T11">CH_PRICE</text:span></text:span><text:span text:style-name="Source_20_Text"><text:span text:style-name="T10"> CHECK (</text:span></text:span><text:span text:style-name="Source_20_Text"><text:span text:style-name="T12">Price&gt;=0</text:span></text:span><text:span text:style-name="Source_20_Text"><text:span text:style-name="T10">)</text:span></text:span></text:p>
      <text:p text:style-name="P3"/>
      <text:p text:style-name="P3">) ;</text:p>
      <text:p text:style-name="P3">************</text:p>
      <text:p text:style-name="P6"><text:span text:style-name="T1">CREATE TABLE </text:span><text:span text:style-name="T29">Customer</text:span><text:span text:style-name="T1"> (</text:span></text:p>
      <text:p text:style-name="P7"><text:span text:style-name="T1"><text:s text:c="3"/></text:span><text:span text:style-name="T29">Customer</text:span><text:span text:style-name="T1">_id VARCHAR(20) </text:span><text:span text:style-name="Source_20_Text"><text:span text:style-name="T10">CONSTRAINT </text:span></text:span><text:span text:style-name="Source_20_Text"><text:span text:style-name="T11">pk_</text:span></text:span><text:span text:style-name="Source_20_Text"><text:span text:style-name="T13">customer</text:span></text:span><text:span text:style-name="Source_20_Text"><text:span text:style-name="T11"> </text:span></text:span><text:span text:style-name="Source_20_Text"><text:span text:style-name="T10">PRIMARY KEY,</text:span></text:span></text:p>
      <text:p text:style-name="P7"><text:span text:style-name="T1"><text:s text:c="3"/></text:span><text:span text:style-name="T29">Customer</text:span><text:span text:style-name="T1">_Name VARCHAR(20) </text:span><text:span text:style-name="Source_20_Text"><text:span text:style-name="T10">CONSTRAINT <text:s/></text:span></text:span><text:span text:style-name="Source_20_Text"><text:span text:style-name="T11">NL_</text:span></text:span><text:span text:style-name="Source_20_Text"><text:span text:style-name="T13">customer</text:span></text:span><text:span text:style-name="Source_20_Text"><text:span text:style-name="T11">_Name </text:span></text:span><text:span text:style-name="Source_20_Text"><text:span text:style-name="T10">NOT NULL</text:span></text:span><text:span text:style-name="T28">,</text:span></text:p>
      <text:p text:style-name="P7"><text:span text:style-name="T1"><text:s text:c="3"/></text:span><text:span text:style-name="T29">Customer_Tel</text:span><text:span text:style-name="T1"> NUMBER</text:span></text:p>
      <text:p text:style-name="P3"/>
      <text:p text:style-name="P3">) ;</text:p>
      <text:p text:style-name="P4">************</text:p>
      <text:p text:style-name="P7"><text:span text:style-name="T1">CREATE TABLE </text:span><text:span text:style-name="T29">Orders</text:span><text:span text:style-name="T1"> (</text:span></text:p>
      <text:p text:style-name="P10"><text:span text:style-name="T1"><text:s text:c="3"/></text:span><text:span text:style-name="T29">Customer</text:span><text:span text:style-name="T1">_id VARCHAR(20) </text:span><text:span text:style-name="Source_20_Text"><text:span text:style-name="T10">CONSTRAINT </text:span></text:span><text:span text:style-name="Source_20_Text"><text:span text:style-name="T15">f</text:span></text:span><text:span text:style-name="Source_20_Text"><text:span text:style-name="T11">k_</text:span></text:span><text:span text:style-name="Source_20_Text"><text:span text:style-name="T13">orders1</text:span></text:span><text:span text:style-name="Source_20_Text"><text:span text:style-name="T11"> FOREIGN KEY (</text:span></text:span><text:span text:style-name="Source_20_Text"><text:span text:style-name="T15">Customer</text:span></text:span><text:span text:style-name="Source_20_Text"><text:span text:style-name="T11">_id ) <text:s/>REFERENCES <text:s text:c="19"/></text:span></text:span><text:span text:style-name="Source_20_Text"><text:span text:style-name="T15">Customer</text:span></text:span><text:span text:style-name="Source_20_Text"><text:span text:style-name="T11">(</text:span></text:span><text:span text:style-name="Source_20_Text"><text:span text:style-name="T15">Customer</text:span></text:span><text:span text:style-name="Source_20_Text"><text:span text:style-name="T11">_id </text:span></text:span><text:span text:style-name="Source_20_Text"><text:span text:style-name="T15">),</text:span></text:span></text:p>
      <text:p text:style-name="P7"><text:span text:style-name="T1"><text:s text:c="3"/>Product_id <text:s/>VARCHAR(20) </text:span><text:span text:style-name="Source_20_Text"><text:span text:style-name="T10">CONSTRAINT <text:s/></text:span></text:span><text:span text:style-name="Source_20_Text"><text:span text:style-name="T15">f</text:span></text:span><text:span text:style-name="Source_20_Text"><text:span text:style-name="T11">k_</text:span></text:span><text:span text:style-name="Source_20_Text"><text:span text:style-name="T13">orders2</text:span></text:span><text:span text:style-name="Source_20_Text"><text:span text:style-name="T11"> FOREIGN KEY (Product_id <text:s/>) <text:s/>REFERENCES <text:s text:c="4"/>Product(Product_id <text:s/></text:span></text:span><text:span text:style-name="Source_20_Text"><text:span text:style-name="T15">)</text:span></text:span><text:span text:style-name="T28">,</text:span></text:p>
      <text:p text:style-name="P7"><text:span text:style-name="T1"><text:s text:c="3"/></text:span><text:span text:style-name="T29">Quantity</text:span><text:span text:style-name="T1"> NUMBER,</text:span></text:p>
      <text:p text:style-name="P8"><text:s text:c="3"/>Total_amount NUMBER,</text:p>
      <text:p text:style-name="P7"><text:span text:style-name="T29"><text:s text:c="3"/></text:span><text:span text:style-name="Source_20_Text"><text:span text:style-name="T16">CONSTRAINT </text:span></text:span><text:span text:style-name="Source_20_Text"><text:span text:style-name="T17">pk_Orders</text:span></text:span><text:span text:style-name="Source_20_Text"><text:span text:style-name="T16"> PRIMARY KEY (</text:span></text:span><text:span text:style-name="Source_20_Text"><text:span text:style-name="T17">Customer</text:span></text:span><text:span text:style-name="Source_20_Text"><text:span text:style-name="T18">_id </text:span></text:span><text:span text:style-name="Source_20_Text"><text:span text:style-name="T16">,</text:span></text:span><text:span text:style-name="Source_20_Text"><text:span text:style-name="T18">Product_id</text:span></text:span><text:span text:style-name="Source_20_Text"><text:span text:style-name="T17">)</text:span></text:span></text:p>
      <text:p text:style-name="P4"/>
      <text:p text:style-name="P4">) ;</text:p>
      <text:p text:style-name="P4"><text:s/></text:p>
      <text:p text:style-name="P9">2)</text:p>
      <text:p text:style-name="P9">*********</text:p>
      <text:p text:style-name="P1"><text:span text:style-name="Source_20_Text"><text:span text:style-name="T19">ALTER TABLE </text:span></text:span><text:span text:style-name="Source_20_Text"><text:span text:style-name="T14">Product</text:span></text:span><text:span text:style-name="Source_20_Text"><text:span text:style-name="T19"> ADD </text:span></text:span><text:span text:style-name="Source_20_Text"><text:span text:style-name="T26">Category</text:span></text:span><text:span text:style-name="Source_20_Text"><text:span text:style-name="T19"> VARCHAR2(</text:span></text:span><text:span text:style-name="Source_20_Text"><text:span text:style-name="T14">20</text:span></text:span><text:span text:style-name="Source_20_Text"><text:span text:style-name="T19">);</text:span></text:span></text:p>
      <text:p text:style-name="P1"><text:span text:style-name="Source_20_Text"><text:span text:style-name="T19">**********</text:span></text:span></text:p>
      <text:p text:style-name="P2"><text:span text:style-name="Source_20_Text"><text:span text:style-name="T19">ALTER TABLE </text:span></text:span><text:span text:style-name="Source_20_Text"><text:span text:style-name="T27">ORDERS</text:span></text:span><text:span text:style-name="Source_20_Text"><text:span text:style-name="T19"> ADD </text:span></text:span><text:span text:style-name="Source_20_Text"><text:span text:style-name="T26">OrderDate</text:span></text:span><text:span text:style-name="Source_20_Text"><text:span text:style-name="T19"> DATE </text:span></text:span><text:span text:style-name="Source_20_Text"><text:span text:style-name="T20">CONSTRAINT Constraint_</text:span></text:span><text:span text:style-name="Source_20_Text"><text:span text:style-name="T21">dfordersdate</text:span></text:span></text:p>
      <text:p text:style-name="P2"><text:span text:style-name="Source_20_Text"><text:span text:style-name="T19">DEFAULT </text:span></text:span><text:span text:style-name="Source_20_Text"><text:span text:style-name="T26">SYSDATE </text:span></text:span><text:span text:style-name="Source_20_Text"><text:span text:style-name="T25">WITH VALUES</text:span></text:span></text:p>
      <text:p text:style-name="P2"><text:span text:style-name="Source_20_Text"><text:span text:style-name="T19">;</text:span>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tserrat" svg:font-family="Montserrat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13:22:57.298353530</meta:creation-date>
    <dc:date>2021-08-10T13:58:25.318831128</dc:date>
    <meta:editing-duration>PT3M6S</meta:editing-duration>
    <meta:editing-cycles>1</meta:editing-cycles>
    <meta:document-statistic meta:table-count="0" meta:image-count="0" meta:object-count="0" meta:page-count="1" meta:paragraph-count="29" meta:word-count="108" meta:character-count="956" meta:non-whitespace-character-count="811"/>
    <meta:generator>LibreOffice/6.4.7.2$Linux_X86_64 LibreOffice_project/40$Build-2</meta:generator>
  </office:meta>
</office:document-meta>
</file>